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1pt"/>
    </style:style>
    <style:style style:name="co2" style:family="table-column">
      <style:table-column-properties fo:break-before="auto" style:column-width="403.54pt"/>
    </style:style>
    <style:style style:name="co3" style:family="table-column">
      <style:table-column-properties fo:break-before="auto" style:column-width="279.89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157.66pt"/>
    </style:style>
    <style:style style:name="co6" style:family="table-column">
      <style:table-column-properties fo:break-before="auto" style:column-width="79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hitchco-mk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3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,C1,C2,C3,C4,C7,C8,C10,C11,C12</text:p>
          </table:table-cell>
          <table:table-cell office:value-type="string" calcext:value-type="string">
            <text:p>CP_Radial_D5.0mm_P2.00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UF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C_Disc_D12.0mm_W4.4mm_P7.7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UF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D2,D3,D4,D5,D6,D7,D8,D9,D10,D11,D12,D13,D14,D15</text:p>
          </table:table-cell>
          <table:table-cell office:value-type="string" calcext:value-type="string">
            <text:p>LED_D5.0m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,J2,J4,J6</text:p>
          </table:table-cell>
          <table:table-cell office:value-type="string" calcext:value-type="string">
            <text:p>TerminalBlock_Phoenix_MKDS1.5-10p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_Terminal_01x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,Q5,Q9,Q16,Q18,Q19,Q20,Q26</text:p>
          </table:table-cell>
          <table:table-cell office:value-type="string" calcext:value-type="string">
            <text:p>TO-220-3_Ver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_NMOS_GD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2,Q3,Q4,Q8,Q10,Q13,Q15,Q17,Q23,Q25,Q27</text:p>
          </table:table-cell>
          <table:table-cell office:value-type="string" calcext:value-type="string">
            <text:p>TO-92_Molded_Narr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N390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6,Q7,Q11,Q12,Q14,Q21,Q22,Q24</text:p>
          </table:table-cell>
          <table:table-cell office:value-type="string" calcext:value-type="string">
            <text:p>TO-220-3_Ver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_PMOS_GDS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K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3,R4,R5,R6,R7,R8,R15,R16,R20,R26,R28,R37,R39,R69,R71,R73,R75,R88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K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9,R13,R21,R23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10,R22,R24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K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4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K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17,R18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K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25,R27,R32,R36,R38,R43,R47,R51,R68,R70,R72,R74,R79,R83,R87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0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29,R31,R33,R35,R40,R42,R44,R46,R48,R50,R76,R78,R80,R82,R84,R86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M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30,R34,R41,R45,R49,R77,R81,R85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52,R53,R54,R55,R56,R57,R58,R59,R60,R61,R62,R63,R64,R65,R66,R67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<text:span text:style-name="T1">Ω</text:span>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Trimmer_Bourns_PV36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text:span text:style-name="T1">Ω</text:span>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6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DIP-16_W7.6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406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27,J10,J28,J12,J30,J13,J5,J8,J7,J18,J22,J26,J16,J21,J25,J15,J19,J24</text:p>
          </table:table-cell>
          <table:table-cell office:value-type="string" calcext:value-type="string">
            <text:p>Shroud_Socket_Strip_Straight_2x03_Pitch2.54m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n_02x03_Counter_Clockwis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1:59:05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1-04T10:43:40.588000000</meta:print-date>
    <dc:date>2018-01-04T11:59:55.402000000</dc:date>
    <meta:editing-duration>PT48M56S</meta:editing-duration>
    <meta:editing-cycles>3</meta:editing-cycles>
    <meta:generator>LibreOffice/5.1.4.2$Windows_x86 LibreOffice_project/f99d75f39f1c57ebdd7ffc5f42867c12031db97a</meta:generator>
    <meta:document-statistic meta:table-count="1" meta:cell-count="135" meta:object-count="0"/>
  </office:meta>
</office:document-meta>
</file>